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3_9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R. Lyon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4 July 1856</text:p>
      <text:p text:style-name="P2">Month<text:tab/><text:tab/><text:tab/><text:tab/><text:tab/><text:tab/>July</text:p>
      <text:p text:style-name="P2">Year<text:tab/><text:tab/><text:tab/><text:tab/><text:tab/><text:tab/>1856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4"><text:span text:style-name="T1">7 Cedar Str. New York/</text:span></text:p>
      <text:p text:style-name="P4"><text:span text:style-name="T1">July 24 1856/</text:span></text:p>
      <text:p text:style-name="P2"><text:span text:style-name="T1">Rev. S. Morais/</text:span></text:p>
      <text:p text:style-name="P2"><text:span text:style-name="T1"><text:tab/>Dear Sir(/)/</text:span></text:p>
      <text:p text:style-name="P2"><text:span text:style-name="T1"><text:tab/><text:tab/>I have to acknowledge/ the receipt of your favor of the 23rd/ and enclosing five dollars on account/ of subscription to the Asmonean./</text:span></text:p>
      <text:p text:style-name="P2"><text:span text:style-name="T1"><text:tab/>Be pleased to accept my thanks/ for your promptitude/</text:span></text:p>
      <text:p text:style-name="P2"><text:span text:style-name="T1"><text:tab/>I am dear Sir/</text:span></text:p>
      <text:p text:style-name="P2"><text:span text:style-name="T1"><text:tab/><text:tab/>yours respectfully/</text:span></text:p>
      <text:p text:style-name="P2"><text:span text:style-name="T1"><text:tab/><text:tab/>R[?]. Lyo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2T10:33:15</meta:creation-date>
    <dc:date>2009-04-22T10:46:57</dc:date>
    <dc:language>en-US</dc:language>
    <meta:editing-cycles>2</meta:editing-cycles>
    <meta:editing-duration>PT13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9" meta:word-count="217" meta:character-count="1563"/>
  </office:meta>
</office:document-meta>
</file>